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 Mono" svg:font-family="'DejaVu Sans Mono'" style:font-family-generic="swiss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Courier New" svg:font-family="Courier New"/>
  </office:font-face-decls>
  <office:automatic-styles>
    <style:style style:name="P1" style:family="paragraph" style:parent-style-name="Standard">
      <style:text-properties style:font-name="DejaVu Sans Mono" fo:font-size="10pt" style:font-size-asian="10pt" style:font-size-complex="10pt"/>
    </style:style>
    <style:style style:name="P2" style:family="paragraph" style:parent-style-name="Standard">
      <style:text-properties style:font-name="DejaVu Serif" fo:font-size="10pt" style:font-size-asian="10pt" style:font-size-complex="10pt"/>
    </style:style>
    <style:style style:name="P3" style:family="paragraph" style:parent-style-name="Heading_20_3">
      <style:text-properties style:font-name="DejaVu Sans"/>
    </style:style>
    <style:style style:name="T1" style:family="text">
      <style:text-properties style:font-name="Times New Roman" fo:font-size="12pt" style:font-size-asian="12pt" style:font-size-complex="12pt"/>
    </style:style>
    <style:style style:name="RTable1" style:family="table">
      <style:table-properties fo:margin-left="0.05in" fo:margin-right="0.05in" fo:margin-top="0.05in" fo:margin-bottom="0.05in" table:align="margins"/>
    </style:style>
    <style:style style:name="noBorder" style:family="table-cell">
      <style:table-cell-properties style:vertical-align="auto" fo:border-left="none" fo:border-right="none" fo:border-top="none" fo:border-bottom="none" fo:padding="0.0382in" fo:background-color="transparent"/>
    </style:style>
    <style:style style:name="lowerBorder" style:family="table-cell">
      <style:table-cell-properties style:vertical-align="auto" fo:border-left="none" fo:border-right="none" fo:border-top="none" fo:border-bottom="0.0007in solid #000000" fo:padding="0.0382in" fo:background-color="#FFFFFF"/>
    </style:style>
    <style:style style:name="basicFigFrame" style:family="graphic" style:parent-style-name="Frame">
      <style:graphic-properties style:vertical-pos="from-top" style:vertical-rel="paragraph" style:horizontal-pos="center" style:horizontal-rel="paragraph" fo:background-color="transparent" style:wrap="none" fo:border-left="0.0008in solid #ffffff" fo:border-right="0.0008in solid #ffffff" fo:border-top="0.0008in solid #ffffff" fo:border-bottom="0.0008in solid #ffffff" fo:padding="0.02in"/>
    </style:style>
    <style:style style:name="RbulletParagraph" style:family="paragraph" style:parent-style-name="ArialNormal" style:list-style-name="Rbullet"/>
    <text:list-style style:name="Rbulle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Ceci n'est pas un titre</text:h>
      <text:p text:style-name="P2">Ce paragraphe est là pour décorer.</text:p>
      <text:p text:style-name="Standard"/>
      <text:p text:style-name="ttRed">R&gt;  x &lt;- 2</text:p>
      <text:p text:style-name="ttRed">R&gt;  y &lt;- 3</text:p>
      <text:p text:style-name="ttRed">R&gt;  x + y</text:p>
      <text:p text:style-name="ttBlue">[1] 5</text:p>
      <text:p text:style-name="P1"/>
      <text:p text:style-name="P2">Et celui-ci aussi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 Mono" svg:font-family="'DejaVu Sans Mono'" style:font-family-generic="swiss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ArialCenteredBold" style:family="paragraph">
      <style:text-properties fo:color="#000000" fo:font-size="12pt" fo:font-weight="bold" style:font-name="Arial"/>
      <style:paragraph-properties fo:text-align="center"/>
    </style:style>
    <style:style style:name="ArialNormal" style:family="paragraph">
      <style:text-properties fo:color="#000000" fo:font-size="12pt" style:font-name="Arial"/>
      <style:paragraph-properties fo:text-align="left"/>
    </style:style>
    <style:style style:name="ArialCentered" style:family="paragraph">
      <style:text-properties fo:color="#000000" fo:font-size="12pt" style:font-name="Arial"/>
      <style:paragraph-properties fo:text-align="center"/>
    </style:style>
    <style:style style:name="ArialHighlight" style:family="paragraph">
      <style:text-properties fo:color="#ff0000" fo:font-size="12pt" fo:font-weight="bold" style:font-name="Arial"/>
      <style:paragraph-properties fo:text-align="center"/>
    </style:style>
    <style:style style:name="ttBlue" style:family="paragraph">
      <style:text-properties fo:color="#000080" fo:font-size="10pt" style:font-name="Courier New"/>
      <style:paragraph-properties fo:text-align="left"/>
    </style:style>
    <style:style style:name="ttRed" style:family="paragraph">
      <style:text-properties fo:color="#800000" fo:font-size="10pt" style:font-name="Courier New"/>
      <style:paragraph-properties fo:text-align="left"/>
    </style:style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101">
      <style:page-layout-properties fo:margin-left="1.25in" fo:margin-right="1.25in" fo:margin-top="1in" fo:margin-bottom="1in" fo:page-width="11in" fo:page-height="8.5in" style:num-format="1" style:print-orientation="landscape"/>
      <style:header-style/>
      <style:footer-style/>
    </style:page-layout>
  </office:automatic-styles>
  <office:master-styles>
    <style:master-page style:name="Standard" style:page-layout-name="pm1"/>
    <style:master-page style:name="RlandscapePage" style:page-layout-name="pm10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9-22T21:36:03</meta:creation-date>
    <dc:date>2008-09-22T23:15:07</dc:date>
    <meta:editing-cycles>8</meta:editing-cycles>
    <meta:editing-duration>PT1H7M1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8" meta:word-count="21" meta:character-count="100"/>
  </office:meta>
</office:document-meta>
</file>